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5.667cm" style:rel-column-width="21845*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6.977cm" fo:margin-left="0.028cm" table:align="left"/>
    </style:style>
    <style:style style:name="Taula2.A" style:family="table-column">
      <style:table-column-properties style:column-width="2.801cm"/>
    </style:style>
    <style:style style:name="Taula2.B" style:family="table-column">
      <style:table-column-properties style:column-width="2.843cm"/>
    </style:style>
    <style:style style:name="Taula2.C" style:family="table-column">
      <style:table-column-properties style:column-width="2.822cm"/>
    </style:style>
    <style:style style:name="Taula2.D" style:family="table-column">
      <style:table-column-properties style:column-width="2.845cm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F1" style:family="table-cell">
      <style:table-cell-properties fo:padding="0.097cm" fo:border="0.05pt solid #000000"/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6.977cm" fo:margin-left="0.028cm" table:align="left"/>
    </style:style>
    <style:style style:name="Taula3.A" style:family="table-column">
      <style:table-column-properties style:column-width="2.801cm"/>
    </style:style>
    <style:style style:name="Taula3.B" style:family="table-column">
      <style:table-column-properties style:column-width="2.843cm"/>
    </style:style>
    <style:style style:name="Taula3.C" style:family="table-column">
      <style:table-column-properties style:column-width="2.822cm"/>
    </style:style>
    <style:style style:name="Taula3.D" style:family="table-column">
      <style:table-column-properties style:column-width="2.845cm"/>
    </style:style>
    <style:style style:name="Tau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3.F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none" fo:border-top="none" fo:border-bottom="0.05pt solid #000000"/>
    </style:style>
    <style:style style:name="Tau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6.977cm" fo:margin-left="0.028cm" table:align="left"/>
    </style:style>
    <style:style style:name="Taula4.A" style:family="table-column">
      <style:table-column-properties style:column-width="2.801cm"/>
    </style:style>
    <style:style style:name="Taula4.B" style:family="table-column">
      <style:table-column-properties style:column-width="2.843cm"/>
    </style:style>
    <style:style style:name="Taula4.C" style:family="table-column">
      <style:table-column-properties style:column-width="2.822cm"/>
    </style:style>
    <style:style style:name="Taula4.D" style:family="table-column">
      <style:table-column-properties style:column-width="2.845cm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F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41d7" officeooo:paragraph-rsid="000441d7"/>
    </style:style>
    <style:style style:name="P2" style:family="paragraph" style:parent-style-name="Standard">
      <style:text-properties officeooo:rsid="00059b64" officeooo:paragraph-rsid="00059b64"/>
    </style:style>
    <style:style style:name="P3" style:family="paragraph" style:parent-style-name="Standard">
      <style:text-properties officeooo:rsid="00059b64" officeooo:paragraph-rsid="00132d33"/>
    </style:style>
    <style:style style:name="P4" style:family="paragraph" style:parent-style-name="Standard">
      <style:text-properties officeooo:rsid="00059b64" officeooo:paragraph-rsid="000441d7"/>
    </style:style>
    <style:style style:name="P5" style:family="paragraph" style:parent-style-name="Standard">
      <style:text-properties officeooo:rsid="00059b64" officeooo:paragraph-rsid="0013d144"/>
    </style:style>
    <style:style style:name="P6" style:family="paragraph" style:parent-style-name="Standard">
      <style:text-properties officeooo:rsid="0006d117" officeooo:paragraph-rsid="00059b64"/>
    </style:style>
    <style:style style:name="P7" style:family="paragraph" style:parent-style-name="Standard">
      <style:text-properties officeooo:rsid="0006d117" officeooo:paragraph-rsid="0006d117"/>
    </style:style>
    <style:style style:name="P8" style:family="paragraph" style:parent-style-name="Standard">
      <style:text-properties officeooo:rsid="0006d117" officeooo:paragraph-rsid="00132d33"/>
    </style:style>
    <style:style style:name="P9" style:family="paragraph" style:parent-style-name="Standard">
      <style:text-properties officeooo:rsid="0006d117" officeooo:paragraph-rsid="0013d144"/>
    </style:style>
    <style:style style:name="P10" style:family="paragraph" style:parent-style-name="Standard">
      <style:text-properties officeooo:rsid="000b9b58" officeooo:paragraph-rsid="000b9b58"/>
    </style:style>
    <style:style style:name="P11" style:family="paragraph" style:parent-style-name="Standard">
      <style:text-properties officeooo:rsid="00118df5" officeooo:paragraph-rsid="00118df5"/>
    </style:style>
    <style:style style:name="P12" style:family="paragraph" style:parent-style-name="Standard">
      <style:text-properties officeooo:paragraph-rsid="0013d144"/>
    </style:style>
    <style:style style:name="P13" style:family="paragraph" style:parent-style-name="Standard">
      <style:text-properties officeooo:rsid="0013d144" officeooo:paragraph-rsid="0016ff5e"/>
    </style:style>
    <style:style style:name="P14" style:family="paragraph" style:parent-style-name="Standard">
      <style:text-properties officeooo:rsid="0013d144" officeooo:paragraph-rsid="0017f67c"/>
    </style:style>
    <style:style style:name="P15" style:family="paragraph" style:parent-style-name="Standard">
      <style:text-properties officeooo:rsid="0014dcf0" officeooo:paragraph-rsid="0014dcf0"/>
    </style:style>
    <style:style style:name="P16" style:family="paragraph" style:parent-style-name="Standard">
      <style:text-properties officeooo:paragraph-rsid="0014dcf0"/>
    </style:style>
    <style:style style:name="P17" style:family="paragraph" style:parent-style-name="Standard">
      <style:text-properties officeooo:rsid="00162929" officeooo:paragraph-rsid="00162929"/>
    </style:style>
    <style:style style:name="P18" style:family="paragraph" style:parent-style-name="Standard">
      <style:text-properties officeooo:paragraph-rsid="00162929"/>
    </style:style>
    <style:style style:name="P19" style:family="paragraph" style:parent-style-name="Standard">
      <style:text-properties officeooo:rsid="0016ff5e" officeooo:paragraph-rsid="0016ff5e"/>
    </style:style>
    <style:style style:name="P20" style:family="paragraph" style:parent-style-name="Standard">
      <style:text-properties officeooo:rsid="0018ebbb" officeooo:paragraph-rsid="0018ebbb"/>
    </style:style>
    <style:style style:name="P21" style:family="paragraph" style:parent-style-name="Standard">
      <style:paragraph-properties fo:text-align="end" style:justify-single-word="false"/>
      <style:text-properties officeooo:rsid="001b4c8f" officeooo:paragraph-rsid="001b4c8f"/>
    </style:style>
    <style:style style:name="P22" style:family="paragraph" style:parent-style-name="Table_20_Contents">
      <style:text-properties officeooo:rsid="000441d7" officeooo:paragraph-rsid="000441d7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441d7" officeooo:paragraph-rsid="000441d7" style:font-weight-asian="bold" style:font-weight-complex="bold"/>
    </style:style>
    <style:style style:name="P24" style:family="paragraph" style:parent-style-name="Table_20_Contents">
      <style:text-properties fo:font-weight="bold" officeooo:rsid="000441d7" officeooo:paragraph-rsid="000441d7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officeooo:rsid="000a8a9c" officeooo:paragraph-rsid="000a8a9c"/>
    </style:style>
    <style:style style:name="P26" style:family="paragraph" style:parent-style-name="Table_20_Contents">
      <style:paragraph-properties fo:text-align="center" style:justify-single-word="false"/>
      <style:text-properties officeooo:rsid="000a8a9c" officeooo:paragraph-rsid="0013d144"/>
    </style:style>
    <style:style style:name="P27" style:family="paragraph" style:parent-style-name="Table_20_Contents">
      <style:paragraph-properties fo:text-align="center" style:justify-single-word="false"/>
      <style:text-properties officeooo:rsid="000a8a9c" officeooo:paragraph-rsid="0017f67c"/>
    </style:style>
    <style:style style:name="P28" style:family="paragraph" style:parent-style-name="Table_20_Contents">
      <style:paragraph-properties fo:text-align="center" style:justify-single-word="false"/>
      <style:text-properties officeooo:rsid="00094e69" officeooo:paragraph-rsid="00094e69"/>
    </style:style>
    <style:style style:name="P29" style:family="paragraph" style:parent-style-name="Table_20_Contents">
      <style:paragraph-properties fo:text-align="center" style:justify-single-word="false"/>
      <style:text-properties officeooo:rsid="00094e69" officeooo:paragraph-rsid="0013d144"/>
    </style:style>
    <style:style style:name="P30" style:family="paragraph" style:parent-style-name="Table_20_Contents">
      <style:paragraph-properties fo:text-align="center" style:justify-single-word="false"/>
      <style:text-properties officeooo:rsid="00094e69" officeooo:paragraph-rsid="0017f67c"/>
    </style:style>
    <style:style style:name="P31" style:family="paragraph" style:parent-style-name="Table_20_Contents">
      <style:paragraph-properties fo:text-align="center" style:justify-single-word="false"/>
      <style:text-properties officeooo:rsid="000e61cf" officeooo:paragraph-rsid="000e61cf"/>
    </style:style>
    <style:style style:name="P32" style:family="paragraph" style:parent-style-name="Table_20_Contents">
      <style:paragraph-properties fo:text-align="center" style:justify-single-word="false"/>
      <style:text-properties officeooo:rsid="000e61cf" officeooo:paragraph-rsid="0013d144"/>
    </style:style>
    <style:style style:name="P33" style:family="paragraph" style:parent-style-name="Table_20_Contents">
      <style:paragraph-properties fo:text-align="center" style:justify-single-word="false"/>
      <style:text-properties officeooo:rsid="000e61cf" officeooo:paragraph-rsid="0017f67c"/>
    </style:style>
    <style:style style:name="P34" style:family="paragraph" style:parent-style-name="Table_20_Contents">
      <style:paragraph-properties fo:text-align="center" style:justify-single-word="false"/>
      <style:text-properties officeooo:rsid="000f87c6" officeooo:paragraph-rsid="000f87c6"/>
    </style:style>
    <style:style style:name="P35" style:family="paragraph" style:parent-style-name="Table_20_Contents">
      <style:paragraph-properties fo:text-align="center" style:justify-single-word="false"/>
      <style:text-properties officeooo:rsid="000f87c6" officeooo:paragraph-rsid="00118df5"/>
    </style:style>
    <style:style style:name="P36" style:family="paragraph" style:parent-style-name="Table_20_Contents">
      <style:paragraph-properties fo:text-align="center" style:justify-single-word="false"/>
      <style:text-properties officeooo:rsid="000f87c6" officeooo:paragraph-rsid="0013d144"/>
    </style:style>
    <style:style style:name="P37" style:family="paragraph" style:parent-style-name="Table_20_Contents">
      <style:paragraph-properties fo:text-align="center" style:justify-single-word="false"/>
      <style:text-properties officeooo:rsid="000f87c6" officeooo:paragraph-rsid="0017f67c"/>
    </style:style>
    <style:style style:name="P38" style:family="paragraph" style:parent-style-name="Table_20_Contents">
      <style:paragraph-properties fo:text-align="center" style:justify-single-word="false"/>
      <style:text-properties officeooo:rsid="000fdfc7" officeooo:paragraph-rsid="000fdfc7"/>
    </style:style>
    <style:style style:name="P39" style:family="paragraph" style:parent-style-name="Table_20_Contents">
      <style:paragraph-properties fo:text-align="center" style:justify-single-word="false"/>
      <style:text-properties officeooo:rsid="000fdfc7" officeooo:paragraph-rsid="0013d144"/>
    </style:style>
    <style:style style:name="P40" style:family="paragraph" style:parent-style-name="Table_20_Contents">
      <style:paragraph-properties fo:text-align="center" style:justify-single-word="false"/>
      <style:text-properties officeooo:rsid="000fdfc7" officeooo:paragraph-rsid="0017f67c"/>
    </style:style>
    <style:style style:name="P41" style:family="paragraph" style:parent-style-name="Table_20_Contents">
      <style:paragraph-properties fo:text-align="center" style:justify-single-word="false"/>
      <style:text-properties fo:color="#ff3333" officeooo:rsid="00117407" officeooo:paragraph-rsid="00117407"/>
    </style:style>
    <style:style style:name="P42" style:family="paragraph" style:parent-style-name="Table_20_Contents">
      <style:paragraph-properties fo:text-align="center" style:justify-single-word="false"/>
      <style:text-properties fo:color="#ff3333" officeooo:rsid="00117407" officeooo:paragraph-rsid="0013d144"/>
    </style:style>
    <style:style style:name="P43" style:family="paragraph" style:parent-style-name="Table_20_Contents">
      <style:paragraph-properties fo:text-align="center" style:justify-single-word="false"/>
      <style:text-properties officeooo:rsid="0013d144" officeooo:paragraph-rsid="0013d144"/>
    </style:style>
    <style:style style:name="P44" style:family="paragraph" style:parent-style-name="Table_20_Contents">
      <style:paragraph-properties fo:text-align="center" style:justify-single-word="false"/>
      <style:text-properties officeooo:rsid="0013d144" officeooo:paragraph-rsid="0017f67c"/>
    </style:style>
    <style:style style:name="P45" style:family="paragraph" style:parent-style-name="Table_20_Contents">
      <style:paragraph-properties fo:text-align="center" style:justify-single-word="false"/>
      <style:text-properties fo:color="#00cc33" officeooo:rsid="0013d144" officeooo:paragraph-rsid="0013d144"/>
    </style:style>
    <style:style style:name="P46" style:family="paragraph" style:parent-style-name="Table_20_Contents">
      <style:paragraph-properties fo:text-align="center" style:justify-single-word="false"/>
      <style:text-properties fo:color="#00cc33" officeooo:rsid="0013d144" officeooo:paragraph-rsid="0017f67c"/>
    </style:style>
    <style:style style:name="P47" style:family="paragraph" style:parent-style-name="Table_20_Heading">
      <style:text-properties officeooo:rsid="00075a79" officeooo:paragraph-rsid="00075a79"/>
    </style:style>
    <style:style style:name="P48" style:family="paragraph" style:parent-style-name="Table_20_Heading">
      <style:text-properties officeooo:rsid="00075a79" officeooo:paragraph-rsid="0013d144"/>
    </style:style>
    <style:style style:name="P49" style:family="paragraph" style:parent-style-name="Table_20_Heading">
      <style:text-properties officeooo:rsid="00075a79" officeooo:paragraph-rsid="0017f67c"/>
    </style:style>
    <style:style style:name="P50" style:family="paragraph" style:parent-style-name="Standard" style:list-style-name="L1">
      <style:text-properties officeooo:rsid="00059b64" officeooo:paragraph-rsid="00059b64"/>
    </style:style>
    <style:style style:name="P51" style:family="paragraph" style:parent-style-name="Standard" style:list-style-name="L1">
      <style:text-properties officeooo:rsid="00059b64" officeooo:paragraph-rsid="00132d33"/>
    </style:style>
    <style:style style:name="P52" style:family="paragraph" style:parent-style-name="Table_20_Contents">
      <style:paragraph-properties fo:text-align="center" style:justify-single-word="false"/>
      <style:text-properties fo:color="#00cc33" officeooo:rsid="001c342e" officeooo:paragraph-rsid="001c342e"/>
    </style:style>
    <style:style style:name="P53" style:family="paragraph" style:parent-style-name="Table_20_Contents">
      <style:paragraph-properties fo:text-align="center" style:justify-single-word="false"/>
      <style:text-properties fo:color="#ff3333" officeooo:rsid="001c342e" officeooo:paragraph-rsid="001c342e"/>
    </style:style>
    <style:style style:name="T1" style:family="text">
      <style:text-properties officeooo:rsid="00059b64"/>
    </style:style>
    <style:style style:name="T2" style:family="text">
      <style:text-properties officeooo:rsid="0006d117"/>
    </style:style>
    <style:style style:name="T3" style:family="text">
      <style:text-properties officeooo:rsid="00118df5"/>
    </style:style>
    <style:style style:name="T4" style:family="text">
      <style:text-properties officeooo:rsid="00132d33"/>
    </style:style>
    <style:style style:name="T5" style:family="text">
      <style:text-properties officeooo:rsid="0013d144"/>
    </style:style>
    <style:style style:name="T6" style:family="text">
      <style:text-properties officeooo:rsid="0014dcf0"/>
    </style:style>
    <style:style style:name="T7" style:family="text">
      <style:text-properties fo:color="#000000" style:text-outline="false" style:text-line-through-style="none" style:text-line-through-type="none" style:font-name="Calibri" fo:font-size="9.5pt" fo:font-style="normal" fo:text-shadow="none" style:text-underline-style="none" fo:font-weight="normal" style:font-size-asian="9.5pt" style:font-style-asian="normal" style:font-weight-asian="normal" style:text-emphasize="none"/>
    </style:style>
    <style:style style:name="T8" style:family="text">
      <style:text-properties officeooo:rsid="0016ff5e"/>
    </style:style>
    <style:style style:name="T9" style:family="text">
      <style:text-properties officeooo:rsid="0017f67c"/>
    </style:style>
    <style:style style:name="T10" style:family="text">
      <style:text-properties officeooo:rsid="0018ebbb"/>
    </style:style>
    <style:style style:name="T11" style:family="text">
      <style:text-properties fo:color="#ff3333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rquitectura de Computadors </text:p>
      <text:p text:style-name="P20"/>
      <text:p text:style-name="P20">Tasca 1 <text:tab/><text:tab/>16 de maig de 2016 </text:p>
      <text:p text:style-name="P20"/>
      <text:p text:style-name="P20">Enunciat: </text:p>
      <text:p text:style-name="P20"/>
      <text:p text:style-name="P20">Disposem d’un computador de 32 bits que direcciona la memòria a nivell de bytes i que disposa </text:p>
      <text:p text:style-name="P20">d’una memòria cau per instruccions i una memòria cau de dades. Les dues memòries disposen </text:p>
      <text:p text:style-name="P20">de línies de 16 bytes (4 paraules) i una assignació de correspondència associativa per conjunts </text:p>
      <text:p text:style-name="P20">de n vies amb un algoritme de substitució LRU. S’utilitza una política de post-escriptura. </text:p>
      <text:p text:style-name="P20">Considereu el següent fragment de codi: </text:p>
      <text:p text:style-name="P20"/>
      <text:p text:style-name="P20"><text:tab/>for (i=0; i &lt; 65536; i++) </text:p>
      <text:p text:style-name="P20"><text:tab/><text:tab/>a[i] = b[i] + c[i] + d[i]; </text:p>
      <text:p text:style-name="P20"/>
      <text:p text:style-name="P20">On a, b, c i d representen vectors de <text:span text:style-name="T11">65536</text:span> nombres sencers (de 32 bits), que s’emmagatzemen </text:p>
      <text:p text:style-name="P20">a memòria de forma consecutiva. El vector a comença a l’adreça m. A continuació </text:p>
      <text:p text:style-name="P20">s’emmagatzema d, c i finalment d. Considerant que inicialment la cau està buida, es demana: </text:p>
      <text:p text:style-name="P20"/>
      <text:p text:style-name="P20"><text:tab/>1) Per una grandària de memòria cau de dades de 128 KBytes, s’estudien dos graus </text:p>
      <text:p text:style-name="P20"><text:tab/>d’associativitat: n= 2 o n = 4 ( 2 o 4 vies ). Calculeu i raoneu quina és la taxa d’encerts en </text:p>
      <text:p text:style-name="P20"><text:tab/>cadascun del dos casos i compareu els dos escenaris. </text:p>
      <text:p text:style-name="P20"/>
      <text:p text:style-name="P20">Justifiqueu les respostes. Considereu només l’accés a les memòria de dades. </text:p>
      <text:p text:style-name="P20"/>
      <text:p text:style-name="P20">La taxa d’encerts de la memòria cau mesura la probabilitat de trobar a la memòria cau la dada </text:p>
      <text:p text:style-name="P20">que volem accedir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>Adrià Casado Passada</text:p>
      <text:p text:style-name="P1"><text:soft-page-break/>Cada vector consta de 2^16 x 4 bytes, 65536 (cada enter) es igual a 2^18</text:p>
      <text:p text:style-name="P1">Com que 2^18 – 1 és 0003FFFF <text:span text:style-name="T1">(262143 bytes) </text:span>en hexadecimal, veiem que les direccions dels vectors són les següents:</text:p>
      <text:p text:style-name="P1"/>
      <table:table table:name="Taula1" table:style-name="Taula1">
        <table:table-column table:style-name="Taula1.A" table:number-columns-repeated="3"/>
        <table:table-row>
          <table:table-cell table:style-name="Taula1.A1" office:value-type="string">
            <text:p text:style-name="P23">Vector</text:p>
          </table:table-cell>
          <table:table-cell table:style-name="Taula1.A1" office:value-type="string">
            <text:p text:style-name="P24">Direcció d'inici</text:p>
          </table:table-cell>
          <table:table-cell table:style-name="Taula1.C1" office:value-type="string">
            <text:p text:style-name="P24">Direcció final de vector</text:p>
          </table:table-cell>
        </table:table-row>
        <table:table-row>
          <table:table-cell table:style-name="Taula1.A2" office:value-type="string">
            <text:p text:style-name="P23">A</text:p>
          </table:table-cell>
          <table:table-cell table:style-name="Taula1.A2" office:value-type="string">
            <text:p text:style-name="P22">0x393920<text:span text:style-name="T3">56</text:span></text:p>
          </table:table-cell>
          <table:table-cell table:style-name="Taula1.C2" office:value-type="string">
            <text:p text:style-name="P22">0x393D205<text:span text:style-name="T3">5</text:span></text:p>
          </table:table-cell>
        </table:table-row>
        <table:table-row>
          <table:table-cell table:style-name="Taula1.A2" office:value-type="string">
            <text:p text:style-name="P23">B</text:p>
          </table:table-cell>
          <table:table-cell table:style-name="Taula1.A2" office:value-type="string">
            <text:p text:style-name="P22">0x393D20<text:span text:style-name="T3">56</text:span></text:p>
          </table:table-cell>
          <table:table-cell table:style-name="Taula1.C2" office:value-type="string">
            <text:p text:style-name="P22">0x3941205<text:span text:style-name="T3">5</text:span></text:p>
          </table:table-cell>
        </table:table-row>
        <table:table-row>
          <table:table-cell table:style-name="Taula1.A2" office:value-type="string">
            <text:p text:style-name="P23">C</text:p>
          </table:table-cell>
          <table:table-cell table:style-name="Taula1.A2" office:value-type="string">
            <text:p text:style-name="P22">0x394120<text:span text:style-name="T3">56</text:span></text:p>
          </table:table-cell>
          <table:table-cell table:style-name="Taula1.C2" office:value-type="string">
            <text:p text:style-name="P22">0x3945205<text:span text:style-name="T3">5</text:span></text:p>
          </table:table-cell>
        </table:table-row>
        <table:table-row>
          <table:table-cell table:style-name="Taula1.A2" office:value-type="string">
            <text:p text:style-name="P23">D</text:p>
          </table:table-cell>
          <table:table-cell table:style-name="Taula1.A2" office:value-type="string">
            <text:p text:style-name="P22">0x394520<text:span text:style-name="T3">56</text:span></text:p>
          </table:table-cell>
          <table:table-cell table:style-name="Taula1.C2" office:value-type="string">
            <text:p text:style-name="P22">0x3949205<text:span text:style-name="T3">5</text:span></text:p>
          </table:table-cell>
        </table:table-row>
      </table:table>
      <text:p text:style-name="P4"/>
      <text:p text:style-name="P1"/>
      <text:p text:style-name="P2">Per n=2 (grau d'associativitat), la memòria cau de dades està dividida en conjunts de dues línies.</text:p>
      <text:p text:style-name="P2">Per tant la mida del conjunt és de 2 x 16 bytes = 32 bytes = 2^5 bytes bytes.</text:p>
      <text:p text:style-name="P2"/>
      <text:p text:style-name="P2">Com que el nombre de conjunts de la memòria cau és de 128 KB(x1024) / 32 bytes = 4096 = 2^12 conjunts.</text:p>
      <text:p text:style-name="P6"/>
      <text:p text:style-name="P2">Amb n=2, <text:span text:style-name="T2">per determinar en quin conjunt de la memòria cau s'enmagatzema se li emmagatzema una direcció de memòria veiem el següent</text:span>:</text:p>
      <text:list xml:id="list4397795857857333056" text:style-name="L1">
        <text:list-item>
          <text:p text:style-name="P50">Nombre de bits del conjunt: 12 <text:span text:style-name="T2">( tenim 2^12 conjunts). Els 12 bits següents determinen el conjunt on s'emmagatzema cada bloc.</text:span></text:p>
        </text:list-item>
        <text:list-item>
          <text:p text:style-name="P50">Bits de l'etiqueta: 16</text:p>
        </text:list-item>
        <text:list-item>
          <text:p text:style-name="P50">Bits per accedir byte dins el bloc: 4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En la següent taula podem veure els accessos que es produeixen a la memòria cau per n=2:</text:p>
      <text:p text:style-name="P7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C"/>
        <table:table-column table:style-name="Taula2.B"/>
        <table:table-row>
          <table:table-cell table:style-name="Taula2.A1" office:value-type="string">
            <text:p text:style-name="P47">Valor</text:p>
          </table:table-cell>
          <table:table-cell table:style-name="Taula2.A1" office:value-type="string">
            <text:p text:style-name="P47">Direcció</text:p>
          </table:table-cell>
          <table:table-cell table:style-name="Taula2.A1" office:value-type="string">
            <text:p text:style-name="P47">Tipus d'accés</text:p>
          </table:table-cell>
          <table:table-cell table:style-name="Taula2.A1" office:value-type="string">
            <text:p text:style-name="P47">Conjunt</text:p>
          </table:table-cell>
          <table:table-cell table:style-name="Taula2.A1" office:value-type="string">
            <text:p text:style-name="P47">Linia</text:p>
          </table:table-cell>
          <table:table-cell table:style-name="Taula2.F1" office:value-type="string">
            <text:p text:style-name="P47">Esdeveniment</text:p>
          </table:table-cell>
        </table:table-row>
        <table:table-row>
          <table:table-cell table:style-name="Taula2.A2" office:value-type="string">
            <text:p text:style-name="P28">b[0]</text:p>
          </table:table-cell>
          <table:table-cell table:style-name="Taula2.A2" office:value-type="string">
            <text:p text:style-name="P25">393D20<text:span text:style-name="T3">56</text:span></text:p>
          </table:table-cell>
          <table:table-cell table:style-name="Taula2.A2" office:value-type="string">
            <text:p text:style-name="P31">Lectura</text:p>
          </table:table-cell>
          <table:table-cell table:style-name="Taula2.A2" office:value-type="string">
            <text:p text:style-name="P35">20<text:span text:style-name="T3">5</text:span></text:p>
          </table:table-cell>
          <table:table-cell table:style-name="Taula2.A2" office:value-type="string">
            <text:p text:style-name="P38">0</text:p>
          </table:table-cell>
          <table:table-cell table:style-name="Taula2.F2" office:value-type="string">
            <text:p text:style-name="P41">Fallada</text:p>
          </table:table-cell>
        </table:table-row>
        <table:table-row>
          <table:table-cell table:style-name="Taula2.A2" office:value-type="string">
            <text:p text:style-name="P28">c[0]</text:p>
          </table:table-cell>
          <table:table-cell table:style-name="Taula2.A2" office:value-type="string">
            <text:p text:style-name="P25">394120<text:span text:style-name="T3">56</text:span></text:p>
          </table:table-cell>
          <table:table-cell table:style-name="Taula2.A2" office:value-type="string">
            <text:p text:style-name="P31">Lectura</text:p>
          </table:table-cell>
          <table:table-cell table:style-name="Taula2.A2" office:value-type="string">
            <text:p text:style-name="P35">20<text:span text:style-name="T3">5</text:span></text:p>
          </table:table-cell>
          <table:table-cell table:style-name="Taula2.A2" office:value-type="string">
            <text:p text:style-name="P38">1</text:p>
          </table:table-cell>
          <table:table-cell table:style-name="Taula2.F2" office:value-type="string">
            <text:p text:style-name="P41">Fallada</text:p>
          </table:table-cell>
        </table:table-row>
        <table:table-row>
          <table:table-cell table:style-name="Taula2.A2" office:value-type="string">
            <text:p text:style-name="P28">d[0]</text:p>
          </table:table-cell>
          <table:table-cell table:style-name="Taula2.A2" office:value-type="string">
            <text:p text:style-name="P25">394520<text:span text:style-name="T3">56</text:span></text:p>
          </table:table-cell>
          <table:table-cell table:style-name="Taula2.A2" office:value-type="string">
            <text:p text:style-name="P31">Lectura</text:p>
          </table:table-cell>
          <table:table-cell table:style-name="Taula2.A2" office:value-type="string">
            <text:p text:style-name="P34">20<text:span text:style-name="T3">5</text:span></text:p>
          </table:table-cell>
          <table:table-cell table:style-name="Taula2.A2" office:value-type="string">
            <text:p text:style-name="P38">0</text:p>
          </table:table-cell>
          <table:table-cell table:style-name="Taula2.F2" office:value-type="string">
            <text:p text:style-name="P41">Fallada</text:p>
          </table:table-cell>
        </table:table-row>
        <table:table-row>
          <table:table-cell table:style-name="Taula2.A2" office:value-type="string">
            <text:p text:style-name="P28">a[0]</text:p>
          </table:table-cell>
          <table:table-cell table:style-name="Taula2.A2" office:value-type="string">
            <text:p text:style-name="P25">393920<text:span text:style-name="T3">56</text:span></text:p>
          </table:table-cell>
          <table:table-cell table:style-name="Taula2.A2" office:value-type="string">
            <text:p text:style-name="P31">Escriptura</text:p>
          </table:table-cell>
          <table:table-cell table:style-name="Taula2.A2" office:value-type="string">
            <text:p text:style-name="P34">20<text:span text:style-name="T3">5</text:span></text:p>
          </table:table-cell>
          <table:table-cell table:style-name="Taula2.A2" office:value-type="string">
            <text:p text:style-name="P38">1</text:p>
          </table:table-cell>
          <table:table-cell table:style-name="Taula2.F2" office:value-type="string">
            <text:p text:style-name="P41">Fallada</text:p>
          </table:table-cell>
        </table:table-row>
        <table:table-row>
          <table:table-cell table:style-name="Taula2.A2" office:value-type="string">
            <text:p text:style-name="P28">b[1]</text:p>
          </table:table-cell>
          <table:table-cell table:style-name="Taula2.A2" office:value-type="string">
            <text:p text:style-name="P25">393D20<text:span text:style-name="T3">5A</text:span></text:p>
          </table:table-cell>
          <table:table-cell table:style-name="Taula2.A2" office:value-type="string">
            <text:p text:style-name="P31">Lectura</text:p>
          </table:table-cell>
          <table:table-cell table:style-name="Taula2.A2" office:value-type="string">
            <text:p text:style-name="P34">20<text:span text:style-name="T3">5</text:span></text:p>
          </table:table-cell>
          <table:table-cell table:style-name="Taula2.A2" office:value-type="string">
            <text:p text:style-name="P38">0</text:p>
          </table:table-cell>
          <table:table-cell table:style-name="Taula2.F2" office:value-type="string">
            <text:p text:style-name="P41">Fallada</text:p>
          </table:table-cell>
        </table:table-row>
        <table:table-row>
          <table:table-cell table:style-name="Taula2.A2" office:value-type="string">
            <text:p text:style-name="P28">c[1]</text:p>
          </table:table-cell>
          <table:table-cell table:style-name="Taula2.A2" office:value-type="string">
            <text:p text:style-name="P25">394120<text:span text:style-name="T3">5A</text:span></text:p>
          </table:table-cell>
          <table:table-cell table:style-name="Taula2.A2" office:value-type="string">
            <text:p text:style-name="P31">Lectura</text:p>
          </table:table-cell>
          <table:table-cell table:style-name="Taula2.A2" office:value-type="string">
            <text:p text:style-name="P34">20<text:span text:style-name="T3">5</text:span></text:p>
          </table:table-cell>
          <table:table-cell table:style-name="Taula2.A2" office:value-type="string">
            <text:p text:style-name="P38">1</text:p>
          </table:table-cell>
          <table:table-cell table:style-name="Taula2.F2" office:value-type="string">
            <text:p text:style-name="P41">Fallada</text:p>
          </table:table-cell>
        </table:table-row>
        <table:table-row>
          <table:table-cell table:style-name="Taula2.A2" office:value-type="string">
            <text:p text:style-name="P28">d[1]</text:p>
          </table:table-cell>
          <table:table-cell table:style-name="Taula2.A2" office:value-type="string">
            <text:p text:style-name="P25">394520<text:span text:style-name="T3">5A</text:span></text:p>
          </table:table-cell>
          <table:table-cell table:style-name="Taula2.A2" office:value-type="string">
            <text:p text:style-name="P31">Lectura</text:p>
          </table:table-cell>
          <table:table-cell table:style-name="Taula2.A2" office:value-type="string">
            <text:p text:style-name="P34">20<text:span text:style-name="T3">5</text:span></text:p>
          </table:table-cell>
          <table:table-cell table:style-name="Taula2.A2" office:value-type="string">
            <text:p text:style-name="P38">0</text:p>
          </table:table-cell>
          <table:table-cell table:style-name="Taula2.F2" office:value-type="string">
            <text:p text:style-name="P41">Fallada</text:p>
          </table:table-cell>
        </table:table-row>
        <table:table-row>
          <table:table-cell table:style-name="Taula2.A2" office:value-type="string">
            <text:p text:style-name="P28">a[1]</text:p>
          </table:table-cell>
          <table:table-cell table:style-name="Taula2.A2" office:value-type="string">
            <text:p text:style-name="P25">393920<text:span text:style-name="T3">5A</text:span></text:p>
          </table:table-cell>
          <table:table-cell table:style-name="Taula2.A2" office:value-type="string">
            <text:p text:style-name="P31">Escriptura</text:p>
          </table:table-cell>
          <table:table-cell table:style-name="Taula2.A2" office:value-type="string">
            <text:p text:style-name="P34">20<text:span text:style-name="T3">5</text:span></text:p>
          </table:table-cell>
          <table:table-cell table:style-name="Taula2.A2" office:value-type="string">
            <text:p text:style-name="P38">1</text:p>
          </table:table-cell>
          <table:table-cell table:style-name="Taula2.F2" office:value-type="string">
            <text:p text:style-name="P41">Fallada</text:p>
          </table:table-cell>
        </table:table-row>
        <table:table-row>
          <table:table-cell table:style-name="Taula2.A2" office:value-type="string">
            <text:p text:style-name="P28">b[2]</text:p>
          </table:table-cell>
          <table:table-cell table:style-name="Taula2.A2" office:value-type="string">
            <text:p text:style-name="P25">393D20<text:span text:style-name="T3">5E</text:span></text:p>
          </table:table-cell>
          <table:table-cell table:style-name="Taula2.A2" office:value-type="string">
            <text:p text:style-name="P31">Lectura</text:p>
          </table:table-cell>
          <table:table-cell table:style-name="Taula2.A2" office:value-type="string">
            <text:p text:style-name="P34">20<text:span text:style-name="T3">5</text:span></text:p>
          </table:table-cell>
          <table:table-cell table:style-name="Taula2.A2" office:value-type="string">
            <text:p text:style-name="P38">0</text:p>
          </table:table-cell>
          <table:table-cell table:style-name="Taula2.F2" office:value-type="string">
            <text:p text:style-name="P41">Fallada</text:p>
          </table:table-cell>
        </table:table-row>
        <table:table-row>
          <table:table-cell table:style-name="Taula2.A2" office:value-type="string">
            <text:p text:style-name="P28">c[2]</text:p>
          </table:table-cell>
          <table:table-cell table:style-name="Taula2.A2" office:value-type="string">
            <text:p text:style-name="P25">394120<text:span text:style-name="T3">5E</text:span></text:p>
          </table:table-cell>
          <table:table-cell table:style-name="Taula2.A2" office:value-type="string">
            <text:p text:style-name="P31">Lectura</text:p>
          </table:table-cell>
          <table:table-cell table:style-name="Taula2.A2" office:value-type="string">
            <text:p text:style-name="P34">20<text:span text:style-name="T3">5</text:span></text:p>
          </table:table-cell>
          <table:table-cell table:style-name="Taula2.A2" office:value-type="string">
            <text:p text:style-name="P38">1</text:p>
          </table:table-cell>
          <table:table-cell table:style-name="Taula2.F2" office:value-type="string">
            <text:p text:style-name="P41">Fallada</text:p>
          </table:table-cell>
        </table:table-row>
        <table:table-row>
          <table:table-cell table:style-name="Taula2.A2" office:value-type="string">
            <text:p text:style-name="P28">d[2]</text:p>
          </table:table-cell>
          <table:table-cell table:style-name="Taula2.A2" office:value-type="string">
            <text:p text:style-name="P25">394520<text:span text:style-name="T3">5E</text:span></text:p>
          </table:table-cell>
          <table:table-cell table:style-name="Taula2.A2" office:value-type="string">
            <text:p text:style-name="P31">Lectura</text:p>
          </table:table-cell>
          <table:table-cell table:style-name="Taula2.A2" office:value-type="string">
            <text:p text:style-name="P34">20<text:span text:style-name="T3">5</text:span></text:p>
          </table:table-cell>
          <table:table-cell table:style-name="Taula2.A2" office:value-type="string">
            <text:p text:style-name="P38">0</text:p>
          </table:table-cell>
          <table:table-cell table:style-name="Taula2.F2" office:value-type="string">
            <text:p text:style-name="P41">Fallada</text:p>
          </table:table-cell>
        </table:table-row>
        <table:table-row>
          <table:table-cell table:style-name="Taula2.A2" office:value-type="string">
            <text:p text:style-name="P28">a[2]</text:p>
          </table:table-cell>
          <table:table-cell table:style-name="Taula2.A2" office:value-type="string">
            <text:p text:style-name="P25">393920<text:span text:style-name="T3">5E</text:span></text:p>
          </table:table-cell>
          <table:table-cell table:style-name="Taula2.A2" office:value-type="string">
            <text:p text:style-name="P31">Escriptura</text:p>
          </table:table-cell>
          <table:table-cell table:style-name="Taula2.A2" office:value-type="string">
            <text:p text:style-name="P34">20<text:span text:style-name="T3">5</text:span></text:p>
          </table:table-cell>
          <table:table-cell table:style-name="Taula2.A2" office:value-type="string">
            <text:p text:style-name="P38">1</text:p>
          </table:table-cell>
          <table:table-cell table:style-name="Taula2.F2" office:value-type="string">
            <text:p text:style-name="P41">Fallada</text:p>
          </table:table-cell>
        </table:table-row>
        <table:table-row>
          <table:table-cell table:style-name="Taula2.A2" office:value-type="string">
            <text:p text:style-name="P28">b[3]</text:p>
          </table:table-cell>
          <table:table-cell table:style-name="Taula2.A2" office:value-type="string">
            <text:p text:style-name="P25">393D20<text:span text:style-name="T3">62</text:span></text:p>
          </table:table-cell>
          <table:table-cell table:style-name="Taula2.A2" office:value-type="string">
            <text:p text:style-name="P31">Lectura</text:p>
          </table:table-cell>
          <table:table-cell table:style-name="Taula2.A2" office:value-type="string">
            <text:p text:style-name="P34">206</text:p>
          </table:table-cell>
          <table:table-cell table:style-name="Taula2.A2" office:value-type="string">
            <text:p text:style-name="P38">0</text:p>
          </table:table-cell>
          <table:table-cell table:style-name="Taula2.F2" office:value-type="string">
            <text:p text:style-name="P41">Fallada</text:p>
          </table:table-cell>
        </table:table-row>
        <table:table-row>
          <table:table-cell table:style-name="Taula2.A2" office:value-type="string">
            <text:p text:style-name="P28">c[3]</text:p>
          </table:table-cell>
          <table:table-cell table:style-name="Taula2.A2" office:value-type="string">
            <text:p text:style-name="P25">394120<text:span text:style-name="T3">62</text:span></text:p>
          </table:table-cell>
          <table:table-cell table:style-name="Taula2.A2" office:value-type="string">
            <text:p text:style-name="P31">Lectura</text:p>
          </table:table-cell>
          <table:table-cell table:style-name="Taula2.A2" office:value-type="string">
            <text:p text:style-name="P34">206</text:p>
          </table:table-cell>
          <table:table-cell table:style-name="Taula2.A2" office:value-type="string">
            <text:p text:style-name="P38">1</text:p>
          </table:table-cell>
          <table:table-cell table:style-name="Taula2.F2" office:value-type="string">
            <text:p text:style-name="P41">Fallada</text:p>
          </table:table-cell>
        </table:table-row>
        <table:table-row>
          <table:table-cell table:style-name="Taula2.A2" office:value-type="string">
            <text:p text:style-name="P28">d[3]</text:p>
          </table:table-cell>
          <table:table-cell table:style-name="Taula2.A2" office:value-type="string">
            <text:p text:style-name="P25">394<text:span text:style-name="T3">5</text:span>206<text:span text:style-name="T3">2</text:span></text:p>
          </table:table-cell>
          <table:table-cell table:style-name="Taula2.A2" office:value-type="string">
            <text:p text:style-name="P31">Lectura</text:p>
          </table:table-cell>
          <table:table-cell table:style-name="Taula2.A2" office:value-type="string">
            <text:p text:style-name="P34">206</text:p>
          </table:table-cell>
          <table:table-cell table:style-name="Taula2.A2" office:value-type="string">
            <text:p text:style-name="P38">0</text:p>
          </table:table-cell>
          <table:table-cell table:style-name="Taula2.F2" office:value-type="string">
            <text:p text:style-name="P41">Fallada</text:p>
          </table:table-cell>
        </table:table-row>
        <table:table-row>
          <table:table-cell table:style-name="Taula2.A2" office:value-type="string">
            <text:p text:style-name="P28">a[3]</text:p>
          </table:table-cell>
          <table:table-cell table:style-name="Taula2.A2" office:value-type="string">
            <text:p text:style-name="P25">3939206<text:span text:style-name="T3">2</text:span></text:p>
          </table:table-cell>
          <table:table-cell table:style-name="Taula2.A2" office:value-type="string">
            <text:p text:style-name="P31">Escriptura</text:p>
          </table:table-cell>
          <table:table-cell table:style-name="Taula2.A2" office:value-type="string">
            <text:p text:style-name="P34">206</text:p>
          </table:table-cell>
          <table:table-cell table:style-name="Taula2.A2" office:value-type="string">
            <text:p text:style-name="P38">1</text:p>
          </table:table-cell>
          <table:table-cell table:style-name="Taula2.F2" office:value-type="string">
            <text:p text:style-name="P41">Fallada</text:p>
          </table:table-cell>
        </table:table-row>
      </table:table>
      <text:p text:style-name="P10"/>
      <text:p text:style-name="P10"/>
      <text:p text:style-name="P10"/>
      <text:p text:style-name="P11">Taxa d'encerts = Encerts / Total = 0</text:p>
      <text:p text:style-name="P11">Veiem que tots fallen, i la taxa d'encerts per tant és 0 en n = 2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0"/>
      <text:p text:style-name="P10"/>
      <text:p text:style-name="P10"/>
      <text:p text:style-name="P5"><text:soft-page-break/>Per n=<text:span text:style-name="T5">4</text:span> (grau d'associativitat), la memòria cau de dades està dividida en conjunts de dues línies.</text:p>
      <text:p text:style-name="P5"/>
      <text:p text:style-name="P5">Com que el nombre de conjunts de la memòria cau és de 128 KB(x1024) / <text:span text:style-name="T5">64</text:span> bytes = <text:span text:style-name="T5">2048</text:span> = 2^1<text:span text:style-name="T5">1</text:span> conjunts.</text:p>
      <text:p text:style-name="P10"/>
      <text:p text:style-name="P10"/>
      <text:p text:style-name="P3">Amb n=<text:span text:style-name="T4">4</text:span>, <text:span text:style-name="T2">per determinar en quin conjunt de la memòria cau s'enmagatzema se li emmagatzema una direcció de memòria veiem el següent</text:span>:</text:p>
      <text:list xml:id="list134155049792921" text:continue-numbering="true" text:style-name="L1">
        <text:list-item>
          <text:p text:style-name="P51">Nombre de bits del conjunt: 1<text:span text:style-name="T4">1</text:span> <text:span text:style-name="T2">. Els 11 bits següents determinen el conjunt on s'emmagatzema cada bloc.</text:span></text:p>
        </text:list-item>
        <text:list-item>
          <text:p text:style-name="P51">Bits de l'etiqueta: 1<text:span text:style-name="T4">7</text:span></text:p>
        </text:list-item>
        <text:list-item>
          <text:p text:style-name="P51">Bits per accedir byte dins el bloc: 4</text:p>
        </text:list-item>
      </text:list>
      <text:p text:style-name="P3"/>
      <text:p text:style-name="P8">En la següent taula podem veure els accessos que es produeixen a la memòria cau per n=<text:span text:style-name="T4">4</text:span>:</text:p>
      <text:p text:style-name="P8"/>
      <text:p text:style-name="P9"/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C"/>
        <table:table-column table:style-name="Taula3.B"/>
        <table:table-row>
          <table:table-cell table:style-name="Taula3.A1" office:value-type="string">
            <text:p text:style-name="P48">Valor</text:p>
          </table:table-cell>
          <table:table-cell table:style-name="Taula3.A1" office:value-type="string">
            <text:p text:style-name="P48">Direcció</text:p>
          </table:table-cell>
          <table:table-cell table:style-name="Taula3.A1" office:value-type="string">
            <text:p text:style-name="P48">Tipus d'accés</text:p>
          </table:table-cell>
          <table:table-cell table:style-name="Taula3.A1" office:value-type="string">
            <text:p text:style-name="P48">Conjunt</text:p>
          </table:table-cell>
          <table:table-cell table:style-name="Taula3.A1" office:value-type="string">
            <text:p text:style-name="P48">Linia</text:p>
          </table:table-cell>
          <table:table-cell table:style-name="Taula3.F1" office:value-type="string">
            <text:p text:style-name="P48">Esdeveniment</text:p>
          </table:table-cell>
        </table:table-row>
        <table:table-row>
          <table:table-cell table:style-name="Taula3.A2" office:value-type="string">
            <text:p text:style-name="P29">b[0]</text:p>
          </table:table-cell>
          <table:table-cell table:style-name="Taula3.A2" office:value-type="string">
            <text:p text:style-name="P26">393D20<text:span text:style-name="T3">56</text:span></text:p>
          </table:table-cell>
          <table:table-cell table:style-name="Taula3.A2" office:value-type="string">
            <text:p text:style-name="P32">Lectura</text:p>
          </table:table-cell>
          <table:table-cell table:style-name="Taula3.A2" office:value-type="string">
            <text:p text:style-name="P36">20<text:span text:style-name="T3">5</text:span></text:p>
          </table:table-cell>
          <table:table-cell table:style-name="Taula3.A2" office:value-type="string">
            <text:p text:style-name="P39">0</text:p>
          </table:table-cell>
          <table:table-cell table:style-name="Taula3.F2" office:value-type="string">
            <text:p text:style-name="P42">Fallada</text:p>
          </table:table-cell>
        </table:table-row>
        <table:table-row>
          <table:table-cell table:style-name="Taula3.A2" office:value-type="string">
            <text:p text:style-name="P29">c[0]</text:p>
          </table:table-cell>
          <table:table-cell table:style-name="Taula3.A2" office:value-type="string">
            <text:p text:style-name="P26">394120<text:span text:style-name="T3">56</text:span></text:p>
          </table:table-cell>
          <table:table-cell table:style-name="Taula3.A2" office:value-type="string">
            <text:p text:style-name="P32">Lectura</text:p>
          </table:table-cell>
          <table:table-cell table:style-name="Taula3.A2" office:value-type="string">
            <text:p text:style-name="P36">20<text:span text:style-name="T3">5</text:span></text:p>
          </table:table-cell>
          <table:table-cell table:style-name="Taula3.A2" office:value-type="string">
            <text:p text:style-name="P39">1</text:p>
          </table:table-cell>
          <table:table-cell table:style-name="Taula3.F2" office:value-type="string">
            <text:p text:style-name="P42">Fallada</text:p>
          </table:table-cell>
        </table:table-row>
        <table:table-row>
          <table:table-cell table:style-name="Taula3.A2" office:value-type="string">
            <text:p text:style-name="P29">d[0]</text:p>
          </table:table-cell>
          <table:table-cell table:style-name="Taula3.A2" office:value-type="string">
            <text:p text:style-name="P26">394520<text:span text:style-name="T3">56</text:span></text:p>
          </table:table-cell>
          <table:table-cell table:style-name="Taula3.A2" office:value-type="string">
            <text:p text:style-name="P32">Lectura</text:p>
          </table:table-cell>
          <table:table-cell table:style-name="Taula3.A2" office:value-type="string">
            <text:p text:style-name="P36">20<text:span text:style-name="T3">5</text:span></text:p>
          </table:table-cell>
          <table:table-cell table:style-name="Taula3.A2" office:value-type="string">
            <text:p text:style-name="P43">2</text:p>
          </table:table-cell>
          <table:table-cell table:style-name="Taula3.F2" office:value-type="string">
            <text:p text:style-name="P42">Fallada</text:p>
          </table:table-cell>
        </table:table-row>
        <table:table-row>
          <table:table-cell table:style-name="Taula3.A2" office:value-type="string">
            <text:p text:style-name="P29">a[0]</text:p>
          </table:table-cell>
          <table:table-cell table:style-name="Taula3.A2" office:value-type="string">
            <text:p text:style-name="P26">393920<text:span text:style-name="T3">56</text:span></text:p>
          </table:table-cell>
          <table:table-cell table:style-name="Taula3.A2" office:value-type="string">
            <text:p text:style-name="P32">Escriptura</text:p>
          </table:table-cell>
          <table:table-cell table:style-name="Taula3.A2" office:value-type="string">
            <text:p text:style-name="P36">20<text:span text:style-name="T3">5</text:span></text:p>
          </table:table-cell>
          <table:table-cell table:style-name="Taula3.A2" office:value-type="string">
            <text:p text:style-name="P43">3</text:p>
          </table:table-cell>
          <table:table-cell table:style-name="Taula3.F2" office:value-type="string">
            <text:p text:style-name="P42">Fallada</text:p>
          </table:table-cell>
        </table:table-row>
        <table:table-row>
          <table:table-cell table:style-name="Taula3.A2" office:value-type="string">
            <text:p text:style-name="P29">b[1]</text:p>
          </table:table-cell>
          <table:table-cell table:style-name="Taula3.A2" office:value-type="string">
            <text:p text:style-name="P26">393D20<text:span text:style-name="T3">5A</text:span></text:p>
          </table:table-cell>
          <table:table-cell table:style-name="Taula3.A2" office:value-type="string">
            <text:p text:style-name="P32">Lectura</text:p>
          </table:table-cell>
          <table:table-cell table:style-name="Taula3.A2" office:value-type="string">
            <text:p text:style-name="P36">20<text:span text:style-name="T3">5</text:span></text:p>
          </table:table-cell>
          <table:table-cell table:style-name="Taula3.A2" office:value-type="string">
            <text:p text:style-name="P39">0</text:p>
          </table:table-cell>
          <table:table-cell table:style-name="Taula3.F2" office:value-type="string">
            <text:p text:style-name="P45">Encert</text:p>
          </table:table-cell>
        </table:table-row>
        <table:table-row>
          <table:table-cell table:style-name="Taula3.A2" office:value-type="string">
            <text:p text:style-name="P29">c[1]</text:p>
          </table:table-cell>
          <table:table-cell table:style-name="Taula3.A2" office:value-type="string">
            <text:p text:style-name="P26">394120<text:span text:style-name="T3">5A</text:span></text:p>
          </table:table-cell>
          <table:table-cell table:style-name="Taula3.A2" office:value-type="string">
            <text:p text:style-name="P32">Lectura</text:p>
          </table:table-cell>
          <table:table-cell table:style-name="Taula3.A2" office:value-type="string">
            <text:p text:style-name="P36">20<text:span text:style-name="T3">5</text:span></text:p>
          </table:table-cell>
          <table:table-cell table:style-name="Taula3.A2" office:value-type="string">
            <text:p text:style-name="P39">1</text:p>
          </table:table-cell>
          <table:table-cell table:style-name="Taula3.F2" office:value-type="string">
            <text:p text:style-name="P45">Encert</text:p>
          </table:table-cell>
        </table:table-row>
        <table:table-row>
          <table:table-cell table:style-name="Taula3.A2" office:value-type="string">
            <text:p text:style-name="P29">d[1]</text:p>
          </table:table-cell>
          <table:table-cell table:style-name="Taula3.A2" office:value-type="string">
            <text:p text:style-name="P26">394520<text:span text:style-name="T3">5A</text:span></text:p>
          </table:table-cell>
          <table:table-cell table:style-name="Taula3.A2" office:value-type="string">
            <text:p text:style-name="P32">Lectura</text:p>
          </table:table-cell>
          <table:table-cell table:style-name="Taula3.A2" office:value-type="string">
            <text:p text:style-name="P36">20<text:span text:style-name="T3">5</text:span></text:p>
          </table:table-cell>
          <table:table-cell table:style-name="Taula3.A2" office:value-type="string">
            <text:p text:style-name="P43">2</text:p>
          </table:table-cell>
          <table:table-cell table:style-name="Taula3.F2" office:value-type="string">
            <text:p text:style-name="P45">Encert</text:p>
          </table:table-cell>
        </table:table-row>
        <table:table-row>
          <table:table-cell table:style-name="Taula3.A2" office:value-type="string">
            <text:p text:style-name="P29">a[1]</text:p>
          </table:table-cell>
          <table:table-cell table:style-name="Taula3.A2" office:value-type="string">
            <text:p text:style-name="P26">393920<text:span text:style-name="T3">5A</text:span></text:p>
          </table:table-cell>
          <table:table-cell table:style-name="Taula3.A2" office:value-type="string">
            <text:p text:style-name="P32">Escriptura</text:p>
          </table:table-cell>
          <table:table-cell table:style-name="Taula3.A2" office:value-type="string">
            <text:p text:style-name="P36">20<text:span text:style-name="T3">5</text:span></text:p>
          </table:table-cell>
          <table:table-cell table:style-name="Taula3.A2" office:value-type="string">
            <text:p text:style-name="P43">3</text:p>
          </table:table-cell>
          <table:table-cell table:style-name="Taula3.F2" office:value-type="string">
            <text:p text:style-name="P45">Encert</text:p>
          </table:table-cell>
        </table:table-row>
        <table:table-row>
          <table:table-cell table:style-name="Taula3.A2" office:value-type="string">
            <text:p text:style-name="P29">b[2]</text:p>
          </table:table-cell>
          <table:table-cell table:style-name="Taula3.A2" office:value-type="string">
            <text:p text:style-name="P26">393D20<text:span text:style-name="T3">5E</text:span></text:p>
          </table:table-cell>
          <table:table-cell table:style-name="Taula3.A2" office:value-type="string">
            <text:p text:style-name="P32">Lectura</text:p>
          </table:table-cell>
          <table:table-cell table:style-name="Taula3.A2" office:value-type="string">
            <text:p text:style-name="P36">20<text:span text:style-name="T3">5</text:span></text:p>
          </table:table-cell>
          <table:table-cell table:style-name="Taula3.A2" office:value-type="string">
            <text:p text:style-name="P39">0</text:p>
          </table:table-cell>
          <table:table-cell table:style-name="Taula3.F2" office:value-type="string">
            <text:p text:style-name="P45">Encert</text:p>
          </table:table-cell>
        </table:table-row>
        <table:table-row>
          <table:table-cell table:style-name="Taula3.A2" office:value-type="string">
            <text:p text:style-name="P29">c[2]</text:p>
          </table:table-cell>
          <table:table-cell table:style-name="Taula3.A2" office:value-type="string">
            <text:p text:style-name="P26">394120<text:span text:style-name="T3">5E</text:span></text:p>
          </table:table-cell>
          <table:table-cell table:style-name="Taula3.A2" office:value-type="string">
            <text:p text:style-name="P32">Lectura</text:p>
          </table:table-cell>
          <table:table-cell table:style-name="Taula3.A2" office:value-type="string">
            <text:p text:style-name="P36">20<text:span text:style-name="T3">5</text:span></text:p>
          </table:table-cell>
          <table:table-cell table:style-name="Taula3.A2" office:value-type="string">
            <text:p text:style-name="P39">1</text:p>
          </table:table-cell>
          <table:table-cell table:style-name="Taula3.F2" office:value-type="string">
            <text:p text:style-name="P45">Encert</text:p>
          </table:table-cell>
        </table:table-row>
        <table:table-row>
          <table:table-cell table:style-name="Taula3.A2" office:value-type="string">
            <text:p text:style-name="P29">d[2]</text:p>
          </table:table-cell>
          <table:table-cell table:style-name="Taula3.A2" office:value-type="string">
            <text:p text:style-name="P26">394520<text:span text:style-name="T3">5E</text:span></text:p>
          </table:table-cell>
          <table:table-cell table:style-name="Taula3.A2" office:value-type="string">
            <text:p text:style-name="P32">Lectura</text:p>
          </table:table-cell>
          <table:table-cell table:style-name="Taula3.A2" office:value-type="string">
            <text:p text:style-name="P36">20<text:span text:style-name="T3">5</text:span></text:p>
          </table:table-cell>
          <table:table-cell table:style-name="Taula3.A2" office:value-type="string">
            <text:p text:style-name="P43">2</text:p>
          </table:table-cell>
          <table:table-cell table:style-name="Taula3.F2" office:value-type="string">
            <text:p text:style-name="P45">Encert</text:p>
          </table:table-cell>
        </table:table-row>
        <table:table-row>
          <table:table-cell table:style-name="Taula3.A2" office:value-type="string">
            <text:p text:style-name="P29">a[2]</text:p>
          </table:table-cell>
          <table:table-cell table:style-name="Taula3.A2" office:value-type="string">
            <text:p text:style-name="P26">393920<text:span text:style-name="T3">5E</text:span></text:p>
          </table:table-cell>
          <table:table-cell table:style-name="Taula3.A2" office:value-type="string">
            <text:p text:style-name="P32">Escriptura</text:p>
          </table:table-cell>
          <table:table-cell table:style-name="Taula3.A2" office:value-type="string">
            <text:p text:style-name="P36">20<text:span text:style-name="T3">5</text:span></text:p>
          </table:table-cell>
          <table:table-cell table:style-name="Taula3.A2" office:value-type="string">
            <text:p text:style-name="P43">3</text:p>
          </table:table-cell>
          <table:table-cell table:style-name="Taula3.F2" office:value-type="string">
            <text:p text:style-name="P45">Encert</text:p>
          </table:table-cell>
        </table:table-row>
        <table:table-row>
          <table:table-cell table:style-name="Taula3.A2" office:value-type="string">
            <text:p text:style-name="P29">b[3]</text:p>
          </table:table-cell>
          <table:table-cell table:style-name="Taula3.A2" office:value-type="string">
            <text:p text:style-name="P26">393D20<text:span text:style-name="T3">62</text:span></text:p>
          </table:table-cell>
          <table:table-cell table:style-name="Taula3.A2" office:value-type="string">
            <text:p text:style-name="P32">Lectura</text:p>
          </table:table-cell>
          <table:table-cell table:style-name="Taula3.A2" office:value-type="string">
            <text:p text:style-name="P36">206</text:p>
          </table:table-cell>
          <table:table-cell table:style-name="Taula3.A2" office:value-type="string">
            <text:p text:style-name="P39">0</text:p>
          </table:table-cell>
          <table:table-cell table:style-name="Taula3.F2" office:value-type="string">
            <text:p text:style-name="P53">Fallada</text:p>
          </table:table-cell>
        </table:table-row>
        <table:table-row>
          <table:table-cell table:style-name="Taula3.A2" office:value-type="string">
            <text:p text:style-name="P29">c[3]</text:p>
          </table:table-cell>
          <table:table-cell table:style-name="Taula3.A2" office:value-type="string">
            <text:p text:style-name="P26">394120<text:span text:style-name="T3">62</text:span></text:p>
          </table:table-cell>
          <table:table-cell table:style-name="Taula3.A2" office:value-type="string">
            <text:p text:style-name="P32">Lectura</text:p>
          </table:table-cell>
          <table:table-cell table:style-name="Taula3.A2" office:value-type="string">
            <text:p text:style-name="P36">206</text:p>
          </table:table-cell>
          <table:table-cell table:style-name="Taula3.A2" office:value-type="string">
            <text:p text:style-name="P39">1</text:p>
          </table:table-cell>
          <table:table-cell table:style-name="Taula3.F2" office:value-type="string">
            <text:p text:style-name="P53">Fallada</text:p>
          </table:table-cell>
        </table:table-row>
        <table:table-row>
          <table:table-cell table:style-name="Taula3.A2" office:value-type="string">
            <text:p text:style-name="P29">d[3]</text:p>
          </table:table-cell>
          <table:table-cell table:style-name="Taula3.A2" office:value-type="string">
            <text:p text:style-name="P26">394<text:span text:style-name="T3">5</text:span>206<text:span text:style-name="T3">2</text:span></text:p>
          </table:table-cell>
          <table:table-cell table:style-name="Taula3.A2" office:value-type="string">
            <text:p text:style-name="P32">Lectura</text:p>
          </table:table-cell>
          <table:table-cell table:style-name="Taula3.A2" office:value-type="string">
            <text:p text:style-name="P36">206</text:p>
          </table:table-cell>
          <table:table-cell table:style-name="Taula3.A2" office:value-type="string">
            <text:p text:style-name="P43">2</text:p>
          </table:table-cell>
          <table:table-cell table:style-name="Taula3.F2" office:value-type="string">
            <text:p text:style-name="P53">Fallada</text:p>
          </table:table-cell>
        </table:table-row>
        <table:table-row>
          <table:table-cell table:style-name="Taula3.A2" office:value-type="string">
            <text:p text:style-name="P29">a[3]</text:p>
          </table:table-cell>
          <table:table-cell table:style-name="Taula3.A2" office:value-type="string">
            <text:p text:style-name="P26">3939206<text:span text:style-name="T3">2</text:span></text:p>
          </table:table-cell>
          <table:table-cell table:style-name="Taula3.A2" office:value-type="string">
            <text:p text:style-name="P32">Escriptura</text:p>
          </table:table-cell>
          <table:table-cell table:style-name="Taula3.A2" office:value-type="string">
            <text:p text:style-name="P36">206</text:p>
          </table:table-cell>
          <table:table-cell table:style-name="Taula3.A2" office:value-type="string">
            <text:p text:style-name="P43">3</text:p>
          </table:table-cell>
          <table:table-cell table:style-name="Taula3.F2" office:value-type="string">
            <text:p text:style-name="P53">Fallada</text:p>
          </table:table-cell>
        </table:table-row>
      </table:table>
      <text:p text:style-name="P12"/>
      <text:p text:style-name="P15">Veiem que per exemple, a la direcció b[0] passada a binari és: </text:p>
      <text:p text:style-name="P15"><draw:frame draw:style-name="fr1" draw:name="Objecte1" text:anchor-type="paragraph" svg:width="10.241cm" svg:height="0.52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5"/>
      <text:p text:style-name="P13">Aquí veiem els accessos a la memòria cau</text:p>
      <text:p text:style-name="P13">El procés es repeteix fins que s'omple tota la memòria cau i s'acaben de processar els vectors.</text:p>
      <text:p text:style-name="P16"><text:span text:style-name="T6">On si agafem els primers 17 bits: </text:span><text:span text:style-name="T7">0011-1001-0011-1101-0</text:span></text:p>
      <text:p text:style-name="P17">passat a hexadecimal és 727A (l'etiqueta)</text:p>
      <text:p text:style-name="P18"><text:span text:style-name="T8">Els bits: </text:span><text:span text:style-name="T7">010-0000-0101</text:span></text:p>
      <text:p text:style-name="P17">passats a hexadecimal és 205 (el conjunt)</text:p>
      <text:p text:style-name="P17"/>
      <text:p text:style-name="P15"/>
      <text:p text:style-name="P19"><text:soft-page-break/>En la següent taula <text:span text:style-name="T9">veiem la resta de conjunt 206 fins l'inici del 207:</text:span></text:p>
      <text:p text:style-name="P19"/>
      <text:p text:style-name="P19"/>
      <text:p text:style-name="P14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C"/>
        <table:table-column table:style-name="Taula4.B"/>
        <table:table-row>
          <table:table-cell table:style-name="Taula4.A1" office:value-type="string">
            <text:p text:style-name="P49">Valor</text:p>
          </table:table-cell>
          <table:table-cell table:style-name="Taula4.A1" office:value-type="string">
            <text:p text:style-name="P49">Direcció</text:p>
          </table:table-cell>
          <table:table-cell table:style-name="Taula4.A1" office:value-type="string">
            <text:p text:style-name="P49">Tipus d'accés</text:p>
          </table:table-cell>
          <table:table-cell table:style-name="Taula4.A1" office:value-type="string">
            <text:p text:style-name="P49">Conjunt</text:p>
          </table:table-cell>
          <table:table-cell table:style-name="Taula4.A1" office:value-type="string">
            <text:p text:style-name="P49">Linia</text:p>
          </table:table-cell>
          <table:table-cell table:style-name="Taula4.F1" office:value-type="string">
            <text:p text:style-name="P49">Esdeveniment</text:p>
          </table:table-cell>
        </table:table-row>
        <table:table-row>
          <table:table-cell table:style-name="Taula4.A2" office:value-type="string">
            <text:p text:style-name="P30">b[<text:span text:style-name="T10">4</text:span>]</text:p>
          </table:table-cell>
          <table:table-cell table:style-name="Taula4.A2" office:value-type="string">
            <text:p text:style-name="P27">393D20<text:span text:style-name="T10">66</text:span></text:p>
          </table:table-cell>
          <table:table-cell table:style-name="Taula4.A2" office:value-type="string">
            <text:p text:style-name="P33">Lectura</text:p>
          </table:table-cell>
          <table:table-cell table:style-name="Taula4.A2" office:value-type="string">
            <text:p text:style-name="P37">20<text:span text:style-name="T10">6</text:span></text:p>
          </table:table-cell>
          <table:table-cell table:style-name="Taula4.A2" office:value-type="string">
            <text:p text:style-name="P40">0</text:p>
          </table:table-cell>
          <table:table-cell table:style-name="Taula4.F2" office:value-type="string">
            <text:p text:style-name="P52">Encert</text:p>
          </table:table-cell>
        </table:table-row>
        <table:table-row>
          <table:table-cell table:style-name="Taula4.A2" office:value-type="string">
            <text:p text:style-name="P30">c[<text:span text:style-name="T10">4</text:span>]</text:p>
          </table:table-cell>
          <table:table-cell table:style-name="Taula4.A2" office:value-type="string">
            <text:p text:style-name="P27">394120<text:span text:style-name="T10">66</text:span></text:p>
          </table:table-cell>
          <table:table-cell table:style-name="Taula4.A2" office:value-type="string">
            <text:p text:style-name="P33">Lectura</text:p>
          </table:table-cell>
          <table:table-cell table:style-name="Taula4.A2" office:value-type="string">
            <text:p text:style-name="P37">20<text:span text:style-name="T10">6</text:span></text:p>
          </table:table-cell>
          <table:table-cell table:style-name="Taula4.A2" office:value-type="string">
            <text:p text:style-name="P40">1</text:p>
          </table:table-cell>
          <table:table-cell table:style-name="Taula4.F2" office:value-type="string">
            <text:p text:style-name="P52">Encert</text:p>
          </table:table-cell>
        </table:table-row>
        <table:table-row>
          <table:table-cell table:style-name="Taula4.A2" office:value-type="string">
            <text:p text:style-name="P30">d[<text:span text:style-name="T10">4</text:span>]</text:p>
          </table:table-cell>
          <table:table-cell table:style-name="Taula4.A2" office:value-type="string">
            <text:p text:style-name="P27">394520<text:span text:style-name="T10">66</text:span></text:p>
          </table:table-cell>
          <table:table-cell table:style-name="Taula4.A2" office:value-type="string">
            <text:p text:style-name="P33">Lectura</text:p>
          </table:table-cell>
          <table:table-cell table:style-name="Taula4.A2" office:value-type="string">
            <text:p text:style-name="P37">20<text:span text:style-name="T10">6</text:span></text:p>
          </table:table-cell>
          <table:table-cell table:style-name="Taula4.A2" office:value-type="string">
            <text:p text:style-name="P44">2</text:p>
          </table:table-cell>
          <table:table-cell table:style-name="Taula4.F2" office:value-type="string">
            <text:p text:style-name="P52">Encert</text:p>
          </table:table-cell>
        </table:table-row>
        <table:table-row>
          <table:table-cell table:style-name="Taula4.A2" office:value-type="string">
            <text:p text:style-name="P30">a[<text:span text:style-name="T10">4</text:span>]</text:p>
          </table:table-cell>
          <table:table-cell table:style-name="Taula4.A2" office:value-type="string">
            <text:p text:style-name="P27">393920<text:span text:style-name="T10">66</text:span></text:p>
          </table:table-cell>
          <table:table-cell table:style-name="Taula4.A2" office:value-type="string">
            <text:p text:style-name="P33">Escriptura</text:p>
          </table:table-cell>
          <table:table-cell table:style-name="Taula4.A2" office:value-type="string">
            <text:p text:style-name="P37">20<text:span text:style-name="T10">6</text:span></text:p>
          </table:table-cell>
          <table:table-cell table:style-name="Taula4.A2" office:value-type="string">
            <text:p text:style-name="P44">3</text:p>
          </table:table-cell>
          <table:table-cell table:style-name="Taula4.F2" office:value-type="string">
            <text:p text:style-name="P52">Encert</text:p>
          </table:table-cell>
        </table:table-row>
        <table:table-row>
          <table:table-cell table:style-name="Taula4.A2" office:value-type="string">
            <text:p text:style-name="P30">b[<text:span text:style-name="T10">5</text:span>]</text:p>
          </table:table-cell>
          <table:table-cell table:style-name="Taula4.A2" office:value-type="string">
            <text:p text:style-name="P27">393D20<text:span text:style-name="T10">6A</text:span></text:p>
          </table:table-cell>
          <table:table-cell table:style-name="Taula4.A2" office:value-type="string">
            <text:p text:style-name="P33">Lectura</text:p>
          </table:table-cell>
          <table:table-cell table:style-name="Taula4.A2" office:value-type="string">
            <text:p text:style-name="P37">20<text:span text:style-name="T10">6</text:span></text:p>
          </table:table-cell>
          <table:table-cell table:style-name="Taula4.A2" office:value-type="string">
            <text:p text:style-name="P40">0</text:p>
          </table:table-cell>
          <table:table-cell table:style-name="Taula4.F2" office:value-type="string">
            <text:p text:style-name="P46">Encert</text:p>
          </table:table-cell>
        </table:table-row>
        <table:table-row>
          <table:table-cell table:style-name="Taula4.A2" office:value-type="string">
            <text:p text:style-name="P30">c[<text:span text:style-name="T10">5</text:span>]</text:p>
          </table:table-cell>
          <table:table-cell table:style-name="Taula4.A2" office:value-type="string">
            <text:p text:style-name="P27">394120<text:span text:style-name="T10">6A</text:span></text:p>
          </table:table-cell>
          <table:table-cell table:style-name="Taula4.A2" office:value-type="string">
            <text:p text:style-name="P33">Lectura</text:p>
          </table:table-cell>
          <table:table-cell table:style-name="Taula4.A2" office:value-type="string">
            <text:p text:style-name="P37">20<text:span text:style-name="T10">6</text:span></text:p>
          </table:table-cell>
          <table:table-cell table:style-name="Taula4.A2" office:value-type="string">
            <text:p text:style-name="P40">1</text:p>
          </table:table-cell>
          <table:table-cell table:style-name="Taula4.F2" office:value-type="string">
            <text:p text:style-name="P46">Encert</text:p>
          </table:table-cell>
        </table:table-row>
        <table:table-row>
          <table:table-cell table:style-name="Taula4.A2" office:value-type="string">
            <text:p text:style-name="P30">d[<text:span text:style-name="T10">5</text:span>]</text:p>
          </table:table-cell>
          <table:table-cell table:style-name="Taula4.A2" office:value-type="string">
            <text:p text:style-name="P27">394520<text:span text:style-name="T10">6A</text:span></text:p>
          </table:table-cell>
          <table:table-cell table:style-name="Taula4.A2" office:value-type="string">
            <text:p text:style-name="P33">Lectura</text:p>
          </table:table-cell>
          <table:table-cell table:style-name="Taula4.A2" office:value-type="string">
            <text:p text:style-name="P37">20<text:span text:style-name="T10">6</text:span></text:p>
          </table:table-cell>
          <table:table-cell table:style-name="Taula4.A2" office:value-type="string">
            <text:p text:style-name="P44">2</text:p>
          </table:table-cell>
          <table:table-cell table:style-name="Taula4.F2" office:value-type="string">
            <text:p text:style-name="P46">Encert</text:p>
          </table:table-cell>
        </table:table-row>
        <table:table-row>
          <table:table-cell table:style-name="Taula4.A2" office:value-type="string">
            <text:p text:style-name="P30">a[<text:span text:style-name="T10">5</text:span>]</text:p>
          </table:table-cell>
          <table:table-cell table:style-name="Taula4.A2" office:value-type="string">
            <text:p text:style-name="P27">393920<text:span text:style-name="T10">6A</text:span></text:p>
          </table:table-cell>
          <table:table-cell table:style-name="Taula4.A2" office:value-type="string">
            <text:p text:style-name="P33">Escriptura</text:p>
          </table:table-cell>
          <table:table-cell table:style-name="Taula4.A2" office:value-type="string">
            <text:p text:style-name="P37">20<text:span text:style-name="T10">6</text:span></text:p>
          </table:table-cell>
          <table:table-cell table:style-name="Taula4.A2" office:value-type="string">
            <text:p text:style-name="P44">3</text:p>
          </table:table-cell>
          <table:table-cell table:style-name="Taula4.F2" office:value-type="string">
            <text:p text:style-name="P46">Encert</text:p>
          </table:table-cell>
        </table:table-row>
        <table:table-row>
          <table:table-cell table:style-name="Taula4.A2" office:value-type="string">
            <text:p text:style-name="P30">b[<text:span text:style-name="T10">6</text:span>]</text:p>
          </table:table-cell>
          <table:table-cell table:style-name="Taula4.A2" office:value-type="string">
            <text:p text:style-name="P27">393D20<text:span text:style-name="T10">6E</text:span></text:p>
          </table:table-cell>
          <table:table-cell table:style-name="Taula4.A2" office:value-type="string">
            <text:p text:style-name="P33">Lectura</text:p>
          </table:table-cell>
          <table:table-cell table:style-name="Taula4.A2" office:value-type="string">
            <text:p text:style-name="P37">20<text:span text:style-name="T10">6</text:span></text:p>
          </table:table-cell>
          <table:table-cell table:style-name="Taula4.A2" office:value-type="string">
            <text:p text:style-name="P40">0</text:p>
          </table:table-cell>
          <table:table-cell table:style-name="Taula4.F2" office:value-type="string">
            <text:p text:style-name="P46">Encert</text:p>
          </table:table-cell>
        </table:table-row>
        <table:table-row>
          <table:table-cell table:style-name="Taula4.A2" office:value-type="string">
            <text:p text:style-name="P30">c[<text:span text:style-name="T10">6</text:span>]</text:p>
          </table:table-cell>
          <table:table-cell table:style-name="Taula4.A2" office:value-type="string">
            <text:p text:style-name="P27">394120<text:span text:style-name="T10">6E</text:span></text:p>
          </table:table-cell>
          <table:table-cell table:style-name="Taula4.A2" office:value-type="string">
            <text:p text:style-name="P33">Lectura</text:p>
          </table:table-cell>
          <table:table-cell table:style-name="Taula4.A2" office:value-type="string">
            <text:p text:style-name="P37">20<text:span text:style-name="T10">6</text:span></text:p>
          </table:table-cell>
          <table:table-cell table:style-name="Taula4.A2" office:value-type="string">
            <text:p text:style-name="P40">1</text:p>
          </table:table-cell>
          <table:table-cell table:style-name="Taula4.F2" office:value-type="string">
            <text:p text:style-name="P46">Encert</text:p>
          </table:table-cell>
        </table:table-row>
        <table:table-row>
          <table:table-cell table:style-name="Taula4.A2" office:value-type="string">
            <text:p text:style-name="P30">d[<text:span text:style-name="T10">6</text:span>]</text:p>
          </table:table-cell>
          <table:table-cell table:style-name="Taula4.A2" office:value-type="string">
            <text:p text:style-name="P27">394520<text:span text:style-name="T10">6E</text:span></text:p>
          </table:table-cell>
          <table:table-cell table:style-name="Taula4.A2" office:value-type="string">
            <text:p text:style-name="P33">Lectura</text:p>
          </table:table-cell>
          <table:table-cell table:style-name="Taula4.A2" office:value-type="string">
            <text:p text:style-name="P37">20<text:span text:style-name="T10">6</text:span></text:p>
          </table:table-cell>
          <table:table-cell table:style-name="Taula4.A2" office:value-type="string">
            <text:p text:style-name="P44">2</text:p>
          </table:table-cell>
          <table:table-cell table:style-name="Taula4.F2" office:value-type="string">
            <text:p text:style-name="P46">Encert</text:p>
          </table:table-cell>
        </table:table-row>
        <table:table-row>
          <table:table-cell table:style-name="Taula4.A2" office:value-type="string">
            <text:p text:style-name="P30">a[<text:span text:style-name="T10">6</text:span>]</text:p>
          </table:table-cell>
          <table:table-cell table:style-name="Taula4.A2" office:value-type="string">
            <text:p text:style-name="P27">393920<text:span text:style-name="T10">6E</text:span></text:p>
          </table:table-cell>
          <table:table-cell table:style-name="Taula4.A2" office:value-type="string">
            <text:p text:style-name="P33">Escriptura</text:p>
          </table:table-cell>
          <table:table-cell table:style-name="Taula4.A2" office:value-type="string">
            <text:p text:style-name="P37">20<text:span text:style-name="T10">6</text:span></text:p>
          </table:table-cell>
          <table:table-cell table:style-name="Taula4.A2" office:value-type="string">
            <text:p text:style-name="P44">3</text:p>
          </table:table-cell>
          <table:table-cell table:style-name="Taula4.F2" office:value-type="string">
            <text:p text:style-name="P46">Encert</text:p>
          </table:table-cell>
        </table:table-row>
        <table:table-row>
          <table:table-cell table:style-name="Taula4.A2" office:value-type="string">
            <text:p text:style-name="P30">b[<text:span text:style-name="T10">7</text:span>]</text:p>
          </table:table-cell>
          <table:table-cell table:style-name="Taula4.A2" office:value-type="string">
            <text:p text:style-name="P27">393D20<text:span text:style-name="T10">72</text:span></text:p>
          </table:table-cell>
          <table:table-cell table:style-name="Taula4.A2" office:value-type="string">
            <text:p text:style-name="P33">Lectura</text:p>
          </table:table-cell>
          <table:table-cell table:style-name="Taula4.A2" office:value-type="string">
            <text:p text:style-name="P37">20<text:span text:style-name="T10">7</text:span></text:p>
          </table:table-cell>
          <table:table-cell table:style-name="Taula4.A2" office:value-type="string">
            <text:p text:style-name="P40">0</text:p>
          </table:table-cell>
          <table:table-cell table:style-name="Taula4.F2" office:value-type="string">
            <text:p text:style-name="P53">Fallada</text:p>
          </table:table-cell>
        </table:table-row>
        <table:table-row>
          <table:table-cell table:style-name="Taula4.A2" office:value-type="string">
            <text:p text:style-name="P30">c[<text:span text:style-name="T10">7</text:span>]</text:p>
          </table:table-cell>
          <table:table-cell table:style-name="Taula4.A2" office:value-type="string">
            <text:p text:style-name="P27">394120<text:span text:style-name="T10">72</text:span></text:p>
          </table:table-cell>
          <table:table-cell table:style-name="Taula4.A2" office:value-type="string">
            <text:p text:style-name="P33">Lectura</text:p>
          </table:table-cell>
          <table:table-cell table:style-name="Taula4.A2" office:value-type="string">
            <text:p text:style-name="P37">20<text:span text:style-name="T10">7</text:span></text:p>
          </table:table-cell>
          <table:table-cell table:style-name="Taula4.A2" office:value-type="string">
            <text:p text:style-name="P40">1</text:p>
          </table:table-cell>
          <table:table-cell table:style-name="Taula4.F2" office:value-type="string">
            <text:p text:style-name="P53">Fallada</text:p>
          </table:table-cell>
        </table:table-row>
        <table:table-row>
          <table:table-cell table:style-name="Taula4.A2" office:value-type="string">
            <text:p text:style-name="P30">d[<text:span text:style-name="T10">7</text:span>]</text:p>
          </table:table-cell>
          <table:table-cell table:style-name="Taula4.A2" office:value-type="string">
            <text:p text:style-name="P27">394<text:span text:style-name="T3">5</text:span>20<text:span text:style-name="T10">72</text:span></text:p>
          </table:table-cell>
          <table:table-cell table:style-name="Taula4.A2" office:value-type="string">
            <text:p text:style-name="P33">Lectura</text:p>
          </table:table-cell>
          <table:table-cell table:style-name="Taula4.A2" office:value-type="string">
            <text:p text:style-name="P37">20<text:span text:style-name="T10">7</text:span></text:p>
          </table:table-cell>
          <table:table-cell table:style-name="Taula4.A2" office:value-type="string">
            <text:p text:style-name="P44">2</text:p>
          </table:table-cell>
          <table:table-cell table:style-name="Taula4.F2" office:value-type="string">
            <text:p text:style-name="P53">Fallada</text:p>
          </table:table-cell>
        </table:table-row>
        <table:table-row>
          <table:table-cell table:style-name="Taula4.A2" office:value-type="string">
            <text:p text:style-name="P30">a[<text:span text:style-name="T10">7</text:span>]</text:p>
          </table:table-cell>
          <table:table-cell table:style-name="Taula4.A2" office:value-type="string">
            <text:p text:style-name="P27">393920<text:span text:style-name="T10">72</text:span></text:p>
          </table:table-cell>
          <table:table-cell table:style-name="Taula4.A2" office:value-type="string">
            <text:p text:style-name="P33">Escriptura</text:p>
          </table:table-cell>
          <table:table-cell table:style-name="Taula4.A2" office:value-type="string">
            <text:p text:style-name="P37">20<text:span text:style-name="T10">7</text:span></text:p>
          </table:table-cell>
          <table:table-cell table:style-name="Taula4.A2" office:value-type="string">
            <text:p text:style-name="P44">3</text:p>
          </table:table-cell>
          <table:table-cell table:style-name="Taula4.F2" office:value-type="string">
            <text:p text:style-name="P53">Fallada</text:p>
          </table:table-cell>
        </table:table-row>
      </table:table>
      <text:p text:style-name="P14"/>
      <text:p text:style-name="P20">Per tant si observem un conjunt sencer veiem que l'index d'encerts és igual als encerts / total.</text:p>
      <text:p text:style-name="P20"/>
      <text:p text:style-name="P20">Index d'encerts = (12/16) = 0,75 = 75%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77cm" style:writing-mode="lr-tb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0:30:54.551412208</meta:creation-date>
    <meta:editing-duration>PT2H7M2S</meta:editing-duration>
    <meta:editing-cycles>19</meta:editing-cycles>
    <meta:generator>LibreOffice/4.2.8.2$Linux_X86_64 LibreOffice_project/420m0$Build-2</meta:generator>
    <dc:date>2016-05-18T13:41:53.771271829</dc:date>
    <meta:document-statistic meta:table-count="4" meta:image-count="0" meta:object-count="1" meta:page-count="5" meta:paragraph-count="370" meta:word-count="946" meta:character-count="5094" meta:non-whitespace-character-count="44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2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=4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8"/>
          <table:table-cell table:style-name="ce2" office:value-type="string" calcext:value-type="string">
            <text:p>0011-1001-0011-1101-0010-0000-0101-011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104P0" style:volatile="true" number:language="ca" number:country="ES">
      <number:number number:decimal-places="0" number:min-integer-digits="1" number:grouping="true"/>
      <number:text> €</number:text>
    </number:number-style>
    <number:number-style style:name="N10104" number:language="ca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ca" number:country="ES">
      <number:number number:decimal-places="0" number:min-integer-digits="1" number:grouping="true"/>
      <number:text> €</number:text>
    </number:number-style>
    <number:number-style style:name="N10105" number:language="ca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ca" number:country="ES">
      <number:number number:decimal-places="2" number:min-integer-digits="1" number:grouping="true"/>
      <number:text> €</number:text>
    </number:number-style>
    <number:number-style style:name="N10107" number:language="ca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ca" number:country="ES">
      <number:number number:decimal-places="2" number:min-integer-digits="1" number:grouping="true"/>
      <number:text> €</number:text>
    </number:number-style>
    <number:number-style style:name="N10108" number:language="ca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ca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ca" number:country="ES">
      <number:day number:style="long"/>
      <number:text>-</number:text>
      <number:month number:textual="true"/>
    </number:date-style>
    <number:date-style style:name="N10111" number:language="ca" number:country="ES">
      <number:month number:textual="true"/>
      <number:text>-</number:text>
      <number:year/>
    </number:date-style>
    <number:time-style style:name="N10112" number:language="ca" number:country="ES">
      <number:hours/>
      <number:text>:</number:text>
      <number:minutes number:style="long"/>
      <number:text> </number:text>
      <number:am-pm/>
    </number:time-style>
    <number:time-style style:name="N10113" number:language="ca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ca" number:country="ES">
      <number:hours/>
      <number:text>:</number:text>
      <number:minutes number:style="long"/>
    </number:time-style>
    <number:time-style style:name="N10115" number:language="ca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ca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ca" number:country="ES">
      <number:number number:decimal-places="0" number:min-integer-digits="1" number:grouping="true"/>
      <number:text>   </number:text>
    </number:number-style>
    <number:number-style style:name="N10118" number:language="ca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ca" number:country="ES">
      <number:number number:decimal-places="0" number:min-integer-digits="1" number:grouping="true"/>
      <number:text>   </number:text>
    </number:number-style>
    <number:number-style style:name="N10119" number:language="ca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ca" number:country="ES">
      <number:number number:decimal-places="2" number:min-integer-digits="1" number:grouping="true"/>
      <number:text>   </number:text>
    </number:number-style>
    <number:number-style style:name="N10121" number:language="ca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ca" number:country="ES">
      <number:number number:decimal-places="2" number:min-integer-digits="1" number:grouping="true"/>
      <number:text>   </number:text>
    </number:number-style>
    <number:number-style style:name="N10122" number:language="ca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ca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ca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ca" number:country="ES">
      <loext:fill-character> </loext:fill-character>
      <number:text>-    </number:text>
    </number:number-style>
    <number:text-style style:name="N10126" number:language="ca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ca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ca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ca" number:country="ES">
      <loext:fill-character> </loext:fill-character>
      <number:text>- € </number:text>
    </number:number-style>
    <number:text-style style:name="N10130" number:language="ca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ca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ca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ca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ca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ca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ca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ca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ca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11:58:44.738403548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